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839EBFB02D09F2D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53cm" svg:stroke-color="#000000" draw:marker-start-width="0.279cm" draw:marker-end-width="0.279cm" draw:fill="none" draw:opacity="86%" draw:textarea-horizontal-align="justify" draw:textarea-vertical-align="middle" draw:auto-grow-height="false" fo:min-height="12.398cm" fo:min-width="9.608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000000" draw:marker-start-width="0.28cm" draw:marker-end-width="0.28cm" draw:fill="solid" draw:fill-color="#ffffff" draw:opacity="86%" draw:textarea-horizontal-align="justify" draw:textarea-vertical-align="middle" draw:auto-grow-height="false" fo:min-height="0.966cm" fo:min-width="0.716cm" fo:padding-top="0.152cm" fo:padding-bottom="0.152cm" fo:padding-left="0.277cm" fo:padding-right="0.277cm"/>
    </style:style>
    <style:style style:name="gr3" style:family="graphic" style:parent-style-name="standard">
      <style:graphic-properties svg:stroke-width="0.053cm" svg:stroke-color="#000000" draw:marker-start-width="0.28cm" draw:marker-end-width="0.28cm" draw:fill="solid" draw:fill-color="#a1467e" draw:opacity="86%" draw:textarea-horizontal-align="justify" draw:textarea-vertical-align="middle" draw:auto-grow-height="false" fo:min-height="0.966cm" fo:min-width="0.716cm" fo:padding-top="0.152cm" fo:padding-bottom="0.152cm" fo:padding-left="0.277cm" fo:padding-right="0.277cm"/>
      <style:paragraph-properties style:writing-mode="lr-tb"/>
    </style:style>
    <style:style style:name="gr4" style:family="graphic" style:parent-style-name="standard">
      <style:graphic-properties svg:stroke-width="0.053cm" svg:stroke-color="#000000" draw:marker-start-width="0.28cm" draw:marker-end-width="0.28cm" draw:fill="solid" draw:fill-color="#ff8000" draw:opacity="86%" draw:textarea-horizontal-align="justify" draw:textarea-vertical-align="middle" draw:auto-grow-height="false" fo:min-height="0.966cm" fo:min-width="0.716cm" fo:padding-top="0.152cm" fo:padding-bottom="0.152cm" fo:padding-left="0.277cm" fo:padding-right="0.277cm"/>
    </style:style>
    <style:style style:name="gr5" style:family="graphic" style:parent-style-name="standard">
      <style:graphic-properties svg:stroke-width="0.053cm" svg:stroke-color="#000000" draw:marker-start-width="0.28cm" draw:marker-end-width="0.28cm" draw:fill="solid" draw:fill-color="#ffffff" draw:opacity="86%" draw:textarea-horizontal-align="justify" draw:textarea-vertical-align="middle" draw:auto-grow-height="false" fo:min-height="0.966cm" fo:min-width="0.716cm" fo:padding-top="0.152cm" fo:padding-bottom="0.152cm" fo:padding-left="0.277cm" fo:padding-right="0.27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62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  <style:paragraph-properties style:writing-mode="lr-tb"/>
    </style:style>
    <style:style style:name="gr10" style:family="graphic" style:parent-style-name="objectwithoutfill">
      <style:graphic-properties svg:stroke-color="#000000" draw:fill="none" draw:textarea-vertical-align="middle"/>
    </style:style>
    <style:style style:name="gr11" style:family="graphic" style:parent-style-name="standard">
      <style:graphic-properties svg:stroke-width="0.053cm" svg:stroke-color="#000000" draw:marker-start-width="0.28cm" draw:marker-end-width="0.28cm" draw:fill="solid" draw:fill-color="#3faf46" draw:opacity="86%" draw:textarea-horizontal-align="justify" draw:textarea-vertical-align="middle" draw:auto-grow-height="false" fo:min-height="0.966cm" fo:min-width="0.716cm" fo:padding-top="0.152cm" fo:padding-bottom="0.152cm" fo:padding-left="0.277cm" fo:padding-right="0.277cm"/>
      <style:paragraph-properties style:writing-mode="lr-tb"/>
    </style:style>
    <style:style style:name="gr12" style:family="graphic" style:parent-style-name="standard">
      <style:graphic-properties svg:stroke-width="0.053cm" svg:stroke-color="#000000" draw:marker-start-width="0.28cm" draw:marker-end-width="0.28cm" draw:fill="solid" draw:fill-color="#ffffff" draw:opacity="86%" draw:textarea-horizontal-align="justify" draw:textarea-vertical-align="middle" draw:auto-grow-height="false" fo:min-height="0.966cm" fo:min-width="0.704cm" fo:padding-top="0.152cm" fo:padding-bottom="0.152cm" fo:padding-left="0.277cm" fo:padding-right="0.277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29cm" fo:min-width="0cm"/>
      <style:paragraph-properties style:writing-mode="lr-tb"/>
    </style:style>
    <style:style style:name="gr14" style:family="graphic" style:parent-style-name="objectwithoutfill">
      <style:graphic-properties svg:stroke-width="0.071cm" svg:stroke-color="#000000" draw:marker-start-width="0.307cm" draw:marker-end="Arrowheads_20_1" draw:marker-end-width="0.257cm" draw:fill="none" draw:textarea-vertical-align="middle" fo:padding-top="0.111cm" fo:padding-bottom="0.111cm" fo:padding-left="0.236cm" fo:padding-right="0.236cm"/>
    </style:style>
    <style:style style:name="gr15" style:family="graphic" style:parent-style-name="objectwithoutfill">
      <style:graphic-properties svg:stroke-width="0.071cm" svg:stroke-color="#000000" draw:marker-start-width="0.308cm" draw:marker-end="Arrowheads_20_2" draw:marker-end-width="0.258cm" draw:fill="none" draw:textarea-vertical-align="middle" fo:padding-top="0.112cm" fo:padding-bottom="0.112cm" fo:padding-left="0.237cm" fo:padding-right="0.237cm"/>
    </style:style>
    <style:style style:name="P1" style:family="paragraph">
      <loext:graphic-properties draw:fill="none" draw:opacity="86%"/>
      <style:paragraph-properties fo:text-align="center"/>
    </style:style>
    <style:style style:name="P2" style:family="paragraph">
      <loext:graphic-properties draw:fill="solid" draw:fill-color="#ffffff" draw:opacity="86%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a1467e" draw:opacity="86%"/>
      <style:paragraph-properties fo:text-align="center"/>
    </style:style>
    <style:style style:name="P5" style:family="paragraph">
      <loext:graphic-properties draw:fill="solid" draw:fill-color="#ff8000" draw:opacity="86%"/>
      <style:paragraph-properties fo:text-align="center"/>
    </style:style>
    <style:style style:name="P6" style:family="paragraph">
      <style:paragraph-properties fo:text-align="center"/>
      <style:text-properties fo:font-size="8pt" style:font-size-asian="8pt" style:font-size-complex="8pt"/>
    </style:style>
    <style:style style:name="P7" style:family="paragraph">
      <loext:graphic-properties draw:fill="solid" draw:fill-color="#ffffff" draw:opacity="86%"/>
      <style:paragraph-properties fo:text-align="center"/>
      <style:text-properties fo:font-size="8pt" style:font-size-asian="8pt" style:font-size-complex="8pt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 draw:fill-color="#ffffff"/>
      <style:text-properties fo:font-weight="bold" style:font-weight-asian="bold" style:font-weight-complex="bold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solid" draw:fill-color="#3faf46" draw:opacity="86%"/>
      <style:paragraph-properties fo:text-align="center"/>
    </style:style>
    <style:style style:name="P12" style:family="paragraph">
      <style:paragraph-properties fo:text-align="center"/>
      <style:text-properties fo:font-size="7pt" style:font-size-asian="7pt" style:font-size-complex="7pt"/>
    </style:style>
    <style:style style:name="P13" style:family="paragraph">
      <loext:graphic-properties draw:fill="solid" draw:fill-color="#ffffff" draw:opacity="86%"/>
      <style:paragraph-properties fo:text-align="center"/>
      <style:text-properties fo:font-size="7pt" style:font-size-asian="7pt" style:font-size-complex="7pt"/>
    </style:style>
    <style:style style:name="P14" style:family="paragraph">
      <style:text-properties fo:font-size="12pt" style:font-size-asian="12pt" style:font-size-complex="12pt"/>
    </style:style>
    <style:style style:name="P15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7pt" style:font-size-asian="7pt" style:font-size-complex="7pt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16cm" svg:height="12.7cm" svg:x="6.778cm" svg:y="7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27cm" svg:x="6.778cm" svg:y="19.2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27cm" svg:x="8.048cm" svg:y="19.2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27cm" svg:x="9.318cm" svg:y="19.2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27cm" svg:x="10.588cm" svg:y="19.2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27cm" svg:x="11.858cm" svg:y="19.2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27cm" svg:x="13.128cm" svg:y="19.2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27cm" svg:x="14.398cm" svg:y="19.2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27cm" svg:x="15.668cm" svg:y="19.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7cm" svg:height="1.27cm" svg:x="6.778cm" svg:y="11.613cm">
          <text:p text:style-name="P3">i0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1.27cm" svg:x="8.048cm" svg:y="11.60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1.27cm" svg:x="9.318cm" svg:y="11.60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1.27cm" svg:x="10.588cm" svg:y="11.60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1.27cm" svg:x="11.858cm" svg:y="11.60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1.27cm" svg:x="13.128cm" svg:y="11.60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1.27cm" svg:x="14.398cm" svg:y="11.60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1.27cm" svg:x="15.668cm" svg:y="11.60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27cm" svg:height="1.27cm" svg:x="6.778cm" svg:y="9.065cm">
          <text:p text:style-name="P6"><text:span text:style-name="T1">N1_A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27cm" svg:x="15.668cm" svg:y="9.06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27cm" svg:height="1.27cm" svg:x="6.778cm" svg:y="7.795cm">
          <text:p text:style-name="P3">0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27cm" svg:height="1.27cm" svg:x="8.048cm" svg:y="7.795cm">
          <text:p text:style-name="P3">1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27cm" svg:height="1.27cm" svg:x="9.318cm" svg:y="7.795cm">
          <text:p text:style-name="P3">2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27cm" svg:height="1.27cm" svg:x="10.588cm" svg:y="7.795cm">
          <text:p text:style-name="P3">3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27cm" svg:height="1.27cm" svg:x="11.858cm" svg:y="7.795cm">
          <text:p text:style-name="P3">4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27cm" svg:height="1.27cm" svg:x="13.128cm" svg:y="7.795cm">
          <text:p text:style-name="P3">...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27cm" svg:x="14.398cm" svg:y="7.79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27cm" svg:height="1.27cm" svg:x="15.668cm" svg:y="7.795cm">
          <text:p text:style-name="P3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0.16cm" svg:height="12.7cm" draw:transform="rotate (-1.5707963267949) translate (34.483cm 9.09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27cm" draw:transform="rotate (-1.5707963267949) translate (23.053cm 11.63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27cm" draw:transform="rotate (-1.5707963267949) translate (23.053cm 12.9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27cm" draw:transform="rotate (-1.5707963267949) translate (23.053cm 14.17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27cm" draw:transform="rotate (-1.5707963267949) translate (23.053cm 15.4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27cm" draw:transform="rotate (-1.5707963267949) translate (23.053cm 16.71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27cm" draw:transform="rotate (-1.5707963267949) translate (23.053cm 17.98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27cm" draw:transform="rotate (-1.5707963267949) translate (24.311cm 9.09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27cm" draw:transform="rotate (-1.5707963267949) translate (24.311cm 10.36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27cm" draw:transform="rotate (-1.5707963267949) translate (24.311cm 11.63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27cm" draw:transform="rotate (-1.5707963267949) translate (24.311cm 12.9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27cm" draw:transform="rotate (-1.5707963267949) translate (24.311cm 14.17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27cm" draw:transform="rotate (-1.5707963267949) translate (24.311cm 15.4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27cm" draw:transform="rotate (-1.5707963267949) translate (24.311cm 16.71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27cm" draw:transform="rotate (-1.5707963267949) translate (24.311cm 17.98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1.27cm" draw:transform="rotate (-1.5707963267949) translate (25.595cm 10.36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1.27cm" draw:transform="rotate (-1.5707963267949) translate (25.595cm 11.63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1.27cm" draw:transform="rotate (-1.5707963267949) translate (25.595cm 12.9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1.27cm" draw:transform="rotate (-1.5707963267949) translate (25.595cm 14.17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1.27cm" draw:transform="rotate (-1.5707963267949) translate (25.595cm 15.44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1.27cm" draw:transform="rotate (-1.5707963267949) translate (25.595cm 16.71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1.27cm" draw:transform="rotate (-1.5707963267949) translate (25.595cm 17.98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27cm" draw:transform="rotate (-1.5707963267949) translate (33.218cm 9.09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27cm" draw:transform="rotate (-1.5707963267949) translate (33.218cm 10.36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27cm" draw:transform="rotate (-1.5707963267949) translate (33.218cm 11.63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27cm" draw:transform="rotate (-1.5707963267949) translate (33.218cm 12.9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27cm" draw:transform="rotate (-1.5707963267949) translate (33.218cm 14.17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27cm" draw:transform="rotate (-1.5707963267949) translate (33.218cm 15.4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27cm" draw:transform="rotate (-1.5707963267949) translate (33.218cm 16.71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27cm" draw:transform="rotate (-1.5707963267949) translate (33.218cm 17.98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27cm" draw:transform="rotate (-1.5707963267949) translate (34.488cm 9.09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27cm" draw:transform="rotate (-1.5707963267949) translate (34.488cm 10.36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27cm" draw:transform="rotate (-1.5707963267949) translate (34.488cm 11.63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27cm" draw:transform="rotate (-1.5707963267949) translate (34.488cm 12.9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27cm" draw:transform="rotate (-1.5707963267949) translate (34.488cm 14.17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27cm" draw:transform="rotate (-1.5707963267949) translate (34.488cm 15.4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27cm" draw:transform="rotate (-1.5707963267949) translate (34.488cm 16.71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27cm" draw:transform="rotate (-1.5707963267949) translate (34.488cm 17.98cm)">
          <text:p/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2.437cm" svg:height="0.962cm" svg:x="6.938cm" svg:y="10.538cm">
          <draw:text-box>
            <text:p>Row i0</text:p>
          </draw:text-box>
        </draw:frame>
        <draw:frame draw:style-name="gr7" draw:text-style-name="P8" draw:layer="layout" svg:width="7.081cm" svg:height="1.673cm" svg:x="6.938cm" svg:y="13.25cm">
          <draw:text-box>
            <text:p>Starting offset: i0*N1_A</text:p>
            <text:p>Stride: 1</text:p>
          </draw:text-box>
        </draw:frame>
        <draw:frame draw:style-name="gr8" draw:text-style-name="P9" draw:layer="layout" svg:width="3.147cm" svg:height="1.25cm" svg:x="10.25cm" svg:y="6.3cm">
          <draw:text-box>
            <text:p><text:span text:style-name="T2">M</text:span><text:span text:style-name="T2">at</text:span><text:span text:style-name="T2">ri</text:span><text:span text:style-name="T2">x </text:span><text:span text:style-name="T2">A</text:span></text:p>
          </draw:text-box>
        </draw:frame>
        <draw:frame draw:style-name="gr9" draw:text-style-name="P9" draw:layer="layout" svg:width="3.15cm" svg:height="1cm" svg:x="27.15cm" svg:y="7.7cm">
          <draw:text-box>
            <text:p><text:span text:style-name="T2">M</text:span><text:span text:style-name="T2">at</text:span><text:span text:style-name="T2">ri</text:span><text:span text:style-name="T2">x </text:span><text:span text:style-name="T2">B</text:span></text:p>
          </draw:text-box>
        </draw:frame>
        <draw:custom-shape draw:style-name="gr2" draw:text-style-name="P2" draw:layer="layout" svg:width="1.27cm" svg:height="1.27cm" svg:x="8.048cm" svg:y="9.06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27cm" svg:x="9.318cm" svg:y="9.06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27cm" svg:x="10.588cm" svg:y="9.06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27cm" svg:x="11.858cm" svg:y="9.06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27cm" svg:x="13.128cm" svg:y="9.06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27cm" svg:x="14.398cm" svg:y="9.061cm">
          <text:p/>
          <draw:enhanced-geometry svg:viewBox="0 0 21600 21600" draw:type="rectangle" draw:enhanced-path="M 0 0 L 21600 0 21600 21600 0 21600 0 0 Z N"/>
        </draw:custom-shape>
        <draw:line draw:style-name="gr10" draw:text-style-name="P10" draw:layer="layout" svg:x1="6.75cm" svg:y1="21.252cm" svg:x2="17cm" svg:y2="21.252cm">
          <text:p/>
        </draw:line>
        <draw:frame draw:style-name="gr7" draw:text-style-name="P8" draw:layer="layout" svg:width="2.085cm" svg:height="0.962cm" svg:x="10.853cm" svg:y="21.5cm">
          <draw:text-box>
            <text:p>N1_A</text:p>
          </draw:text-box>
        </draw:frame>
        <draw:line draw:style-name="gr10" draw:text-style-name="P10" draw:layer="layout" svg:x1="17.688cm" svg:y1="7.75cm" svg:x2="17.688cm" svg:y2="20.5cm">
          <text:p/>
        </draw:line>
        <draw:frame draw:style-name="gr9" draw:text-style-name="P8" draw:layer="layout" svg:width="2.119cm" svg:height="1cm" svg:x="17.938cm" svg:y="13.75cm">
          <draw:text-box>
            <text:p>N0_C</text:p>
          </draw:text-box>
        </draw:frame>
        <draw:custom-shape draw:style-name="gr2" draw:text-style-name="P2" draw:layer="layout" svg:width="1.27cm" svg:height="1.27cm" svg:x="6.778cm" svg:y="17.96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27cm" svg:x="8.048cm" svg:y="17.96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27cm" svg:x="9.318cm" svg:y="17.96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27cm" svg:x="10.588cm" svg:y="17.96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27cm" svg:x="11.858cm" svg:y="17.96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27cm" svg:x="13.128cm" svg:y="17.96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27cm" svg:x="14.398cm" svg:y="17.96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27cm" svg:x="15.668cm" svg:y="17.96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27cm" svg:x="6.778cm" svg:y="16.7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27cm" svg:x="8.048cm" svg:y="16.7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27cm" svg:x="9.318cm" svg:y="16.7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27cm" svg:x="10.588cm" svg:y="16.7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27cm" svg:x="11.858cm" svg:y="16.7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27cm" svg:x="13.128cm" svg:y="16.7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27cm" svg:x="14.398cm" svg:y="16.7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27cm" svg:x="15.668cm" svg:y="16.7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27cm" svg:x="6.778cm" svg:y="15.46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27cm" svg:x="8.048cm" svg:y="15.46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27cm" svg:x="9.318cm" svg:y="15.46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27cm" svg:x="10.588cm" svg:y="15.46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27cm" svg:x="11.858cm" svg:y="15.46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27cm" svg:x="13.128cm" svg:y="15.46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27cm" svg:x="14.398cm" svg:y="15.46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27cm" svg:x="15.668cm" svg:y="15.461cm">
          <text:p/>
          <draw:enhanced-geometry svg:viewBox="0 0 21600 21600" draw:type="rectangle" draw:enhanced-path="M 0 0 L 21600 0 21600 21600 0 21600 0 0 Z N"/>
        </draw:custom-shape>
        <draw:line draw:style-name="gr10" draw:text-style-name="P10" draw:layer="layout" svg:x1="35.124cm" svg:y1="19.286cm" svg:x2="35.124cm" svg:y2="9.036cm">
          <text:p/>
        </draw:line>
        <draw:frame draw:style-name="gr7" draw:text-style-name="P8" draw:layer="layout" svg:width="2.085cm" svg:height="0.962cm" svg:x="35.383cm" svg:y="13.715cm">
          <draw:text-box>
            <text:p>N1_A</text:p>
          </draw:text-box>
        </draw:frame>
        <draw:line draw:style-name="gr10" draw:text-style-name="P10" draw:layer="layout" svg:x1="34.546cm" svg:y1="19.965cm" svg:x2="21.796cm" svg:y2="19.965cm">
          <text:p/>
        </draw:line>
        <draw:frame draw:style-name="gr9" draw:text-style-name="P8" draw:layer="layout" svg:width="2.119cm" svg:height="1cm" svg:x="26.934cm" svg:y="20.409cm">
          <draw:text-box>
            <text:p>N1_C</text:p>
          </draw:text-box>
        </draw:frame>
        <draw:custom-shape draw:style-name="gr11" draw:text-style-name="P11" draw:layer="layout" svg:width="1.27cm" svg:height="1.27cm" svg:x="24.316cm" svg:y="9.087cm">
          <text:p text:style-name="P3">i1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27cm" svg:height="1.27cm" svg:x="21.783cm" svg:y="9.09cm">
          <text:p text:style-name="P3">0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27cm" svg:height="1.27cm" svg:x="23.035cm" svg:y="9.09cm">
          <text:p text:style-name="P3">1</text:p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5.252cm" svg:height="3.095cm" svg:x="25.736cm" svg:y="9.266cm">
          <draw:text-box>
            <text:p>Column i1</text:p>
            <text:p/>
            <text:p>Starting offset: i1</text:p>
            <text:p>Stride: N1_C</text:p>
          </draw:text-box>
        </draw:frame>
        <draw:custom-shape draw:style-name="gr12" draw:text-style-name="P13" draw:layer="layout" svg:width="1.258cm" svg:height="1.27cm" svg:x="21.783cm" svg:y="10.364cm">
          <text:p text:style-name="P12"><text:span text:style-name="T3">N1_C</text:span></text:p>
          <draw:enhanced-geometry svg:viewBox="0 0 21600 21600" draw:type="rectangle" draw:enhanced-path="M 0 0 L 21600 0 21600 21600 0 21600 0 0 Z N"/>
        </draw:custom-shape>
        <draw:frame draw:style-name="gr13" draw:text-style-name="P15" draw:layer="layout" svg:width="1.608cm" svg:height="0.725cm" svg:x="21.642cm" svg:y="10.682cm">
          <draw:text-box>
            <text:p text:style-name="P14"><text:span text:style-name="T4">N1</text:span><text:span text:style-name="T4">_C</text:span></text:p>
          </draw:text-box>
        </draw:frame>
        <draw:frame draw:style-name="gr13" draw:text-style-name="P15" draw:layer="layout" svg:width="1.608cm" svg:height="0.725cm" svg:x="6.64cm" svg:y="9.36cm">
          <draw:text-box>
            <text:p text:style-name="P14"><text:span text:style-name="T4">N1</text:span><text:span text:style-name="T4">_A</text:span></text:p>
          </draw:text-box>
        </draw:frame>
        <draw:line draw:style-name="gr14" draw:text-style-name="P10" draw:layer="layout" svg:x1="7.75cm" svg:y1="12.25cm" svg:x2="16.25cm" svg:y2="12.25cm">
          <text:p/>
        </draw:line>
        <draw:line draw:style-name="gr15" draw:text-style-name="P10" draw:layer="layout" svg:x1="24.939cm" svg:y1="10.06cm" svg:x2="24.939cm" svg:y2="18.81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839EBFB02D09F2D6.png" xlink:type="simple" xlink:show="embed" xlink:actuate="onLoad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Dimension_20_Lines" draw:display-name="Dimension Lines" svg:viewBox="0 0 836 110" svg:d="M0 0h278 278 280v36 36 38h-278-278-280v-36-36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svg:stroke-width="0.1cm" draw:marker-start="Dimension_20_Lines" draw:marker-start-width="0.35cm" draw:marker-end="Dimension_20_Lines" draw:marker-end-width="0.35cm" draw:fill="none" draw:fill-gradient-name="Gradient_20_1" draw:fill-hatch-name="Red_20_90_20_Degrees_20_Crossed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2-21T14:31:25.038637611</meta:creation-date>
    <dc:date>2023-02-21T15:35:34.189579867</dc:date>
    <meta:editing-duration>PT7M4S</meta:editing-duration>
    <meta:editing-cycles>1</meta:editing-cycles>
    <meta:document-statistic meta:object-count="116"/>
    <meta:generator>LibreOffice/7.3.7.2$Linux_X86_64 LibreOffice_project/30$Build-2</meta:generator>
  </office:meta>
</office:document-meta>
</file>